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01dc7" officeooo:paragraph-rsid="00201dc7"/>
    </style:style>
    <style:style style:name="P2" style:family="paragraph" style:parent-style-name="Standard">
      <style:text-properties officeooo:rsid="00201dc7" officeooo:paragraph-rsid="0026588d"/>
    </style:style>
    <style:style style:name="P3" style:family="paragraph" style:parent-style-name="Standard">
      <style:text-properties officeooo:paragraph-rsid="0026588d"/>
    </style:style>
    <style:style style:name="P4" style:family="paragraph" style:parent-style-name="Standard">
      <style:text-properties officeooo:paragraph-rsid="0034ee0b"/>
    </style:style>
    <style:style style:name="P5" style:family="paragraph" style:parent-style-name="Standard">
      <style:text-properties officeooo:paragraph-rsid="003ff34c"/>
    </style:style>
    <style:style style:name="P6" style:family="paragraph" style:parent-style-name="Standard">
      <style:text-properties officeooo:paragraph-rsid="0049abe9"/>
    </style:style>
    <style:style style:name="P7" style:family="paragraph" style:parent-style-name="Standard">
      <style:text-properties officeooo:paragraph-rsid="00564183"/>
    </style:style>
    <style:style style:name="P8" style:family="paragraph" style:parent-style-name="Standard">
      <style:text-properties officeooo:rsid="00771ffb" officeooo:paragraph-rsid="00771ffb"/>
    </style:style>
    <style:style style:name="P9" style:family="paragraph" style:parent-style-name="Standard">
      <style:text-properties officeooo:paragraph-rsid="007c0d4a"/>
    </style:style>
    <style:style style:name="P10" style:family="paragraph" style:parent-style-name="Standard">
      <style:text-properties officeooo:paragraph-rsid="0083ed5f"/>
    </style:style>
    <style:style style:name="P11" style:family="paragraph" style:parent-style-name="Table_20_Contents">
      <style:text-properties officeooo:rsid="00201dc7" officeooo:paragraph-rsid="00201dc7"/>
    </style:style>
    <style:style style:name="P12" style:family="paragraph" style:parent-style-name="Table_20_Contents">
      <style:text-properties officeooo:rsid="00201dc7" officeooo:paragraph-rsid="0026588d"/>
    </style:style>
    <style:style style:name="P13" style:family="paragraph" style:parent-style-name="Table_20_Contents">
      <style:text-properties officeooo:rsid="00201dc7" officeooo:paragraph-rsid="0034ee0b"/>
    </style:style>
    <style:style style:name="P14" style:family="paragraph" style:parent-style-name="Table_20_Contents">
      <style:text-properties officeooo:rsid="00201dc7" officeooo:paragraph-rsid="003ff34c"/>
    </style:style>
    <style:style style:name="P15" style:family="paragraph" style:parent-style-name="Table_20_Contents">
      <style:text-properties officeooo:rsid="00201dc7" officeooo:paragraph-rsid="0049abe9"/>
    </style:style>
    <style:style style:name="P16" style:family="paragraph" style:parent-style-name="Table_20_Contents">
      <style:text-properties officeooo:rsid="00201dc7" officeooo:paragraph-rsid="00564183"/>
    </style:style>
    <style:style style:name="P17" style:family="paragraph" style:parent-style-name="Table_20_Contents">
      <style:text-properties officeooo:rsid="00201dc7" officeooo:paragraph-rsid="007c0d4a"/>
    </style:style>
    <style:style style:name="P18" style:family="paragraph" style:parent-style-name="Table_20_Contents">
      <style:text-properties officeooo:rsid="00201dc7" officeooo:paragraph-rsid="0083ed5f"/>
    </style:style>
    <style:style style:name="P19" style:family="paragraph" style:parent-style-name="Table_20_Contents">
      <style:text-properties officeooo:rsid="0021b80f" officeooo:paragraph-rsid="0021b80f"/>
    </style:style>
    <style:style style:name="P20" style:family="paragraph" style:parent-style-name="Table_20_Contents">
      <style:text-properties officeooo:rsid="00277869" officeooo:paragraph-rsid="002c8aa6"/>
    </style:style>
    <style:style style:name="P21" style:family="paragraph" style:parent-style-name="Table_20_Contents">
      <style:text-properties officeooo:rsid="00277869" officeooo:paragraph-rsid="0083ed5f"/>
    </style:style>
    <style:style style:name="P22" style:family="paragraph" style:parent-style-name="Table_20_Contents">
      <style:text-properties officeooo:rsid="00280cb4" officeooo:paragraph-rsid="00280cb4"/>
    </style:style>
    <style:style style:name="P23" style:family="paragraph" style:parent-style-name="Table_20_Contents">
      <style:text-properties officeooo:rsid="00280cb4" officeooo:paragraph-rsid="0083ed5f"/>
    </style:style>
    <style:style style:name="P24" style:family="paragraph" style:parent-style-name="Table_20_Contents">
      <style:text-properties officeooo:rsid="002de919" officeooo:paragraph-rsid="0083ed5f"/>
    </style:style>
    <style:style style:name="P25" style:family="paragraph" style:parent-style-name="Table_20_Contents">
      <style:text-properties officeooo:rsid="002e6ff7" officeooo:paragraph-rsid="002e6ff7"/>
    </style:style>
    <style:style style:name="P26" style:family="paragraph" style:parent-style-name="Table_20_Contents">
      <style:text-properties officeooo:rsid="00300aef" officeooo:paragraph-rsid="00300aef"/>
    </style:style>
    <style:style style:name="P27" style:family="paragraph" style:parent-style-name="Table_20_Contents">
      <style:text-properties officeooo:rsid="00300aef" officeooo:paragraph-rsid="0083ed5f"/>
    </style:style>
    <style:style style:name="P28" style:family="paragraph" style:parent-style-name="Table_20_Contents">
      <style:text-properties officeooo:rsid="0033dfb0" officeooo:paragraph-rsid="0033dfb0"/>
    </style:style>
    <style:style style:name="P29" style:family="paragraph" style:parent-style-name="Table_20_Contents">
      <style:text-properties officeooo:rsid="0035f7a0" officeooo:paragraph-rsid="0035f7a0"/>
    </style:style>
    <style:style style:name="P30" style:family="paragraph" style:parent-style-name="Table_20_Contents">
      <style:text-properties officeooo:rsid="00377e69" officeooo:paragraph-rsid="00377e69"/>
    </style:style>
    <style:style style:name="P31" style:family="paragraph" style:parent-style-name="Table_20_Contents">
      <style:text-properties officeooo:rsid="0039666d" officeooo:paragraph-rsid="0039666d"/>
    </style:style>
    <style:style style:name="P32" style:family="paragraph" style:parent-style-name="Table_20_Contents">
      <style:text-properties officeooo:rsid="003b887e" officeooo:paragraph-rsid="003b887e"/>
    </style:style>
    <style:style style:name="P33" style:family="paragraph" style:parent-style-name="Table_20_Contents">
      <style:text-properties officeooo:rsid="003c53f3" officeooo:paragraph-rsid="003c53f3"/>
    </style:style>
    <style:style style:name="P34" style:family="paragraph" style:parent-style-name="Table_20_Contents">
      <style:text-properties officeooo:rsid="003dfc77" officeooo:paragraph-rsid="003dfc77"/>
    </style:style>
    <style:style style:name="P35" style:family="paragraph" style:parent-style-name="Table_20_Contents">
      <style:text-properties officeooo:rsid="0042ce21" officeooo:paragraph-rsid="0042ce21"/>
    </style:style>
    <style:style style:name="P36" style:family="paragraph" style:parent-style-name="Table_20_Contents">
      <style:text-properties officeooo:rsid="00441c75" officeooo:paragraph-rsid="00441c75"/>
    </style:style>
    <style:style style:name="P37" style:family="paragraph" style:parent-style-name="Table_20_Contents">
      <style:text-properties officeooo:rsid="00456cbf" officeooo:paragraph-rsid="00456cbf"/>
    </style:style>
    <style:style style:name="P38" style:family="paragraph" style:parent-style-name="Table_20_Contents">
      <style:text-properties officeooo:rsid="0049abe9" officeooo:paragraph-rsid="0049abe9"/>
    </style:style>
    <style:style style:name="P39" style:family="paragraph" style:parent-style-name="Table_20_Contents">
      <style:text-properties officeooo:rsid="004b989f" officeooo:paragraph-rsid="004b989f"/>
    </style:style>
    <style:style style:name="P40" style:family="paragraph" style:parent-style-name="Table_20_Contents">
      <style:text-properties officeooo:rsid="00228d69" officeooo:paragraph-rsid="004c4fc5"/>
    </style:style>
    <style:style style:name="P41" style:family="paragraph" style:parent-style-name="Table_20_Contents">
      <style:text-properties officeooo:rsid="004c9c27" officeooo:paragraph-rsid="004c9c27"/>
    </style:style>
    <style:style style:name="P42" style:family="paragraph" style:parent-style-name="Table_20_Contents">
      <style:text-properties officeooo:rsid="004fbd0f" officeooo:paragraph-rsid="004fbd0f"/>
    </style:style>
    <style:style style:name="P43" style:family="paragraph" style:parent-style-name="Table_20_Contents">
      <style:text-properties officeooo:rsid="005073c9" officeooo:paragraph-rsid="005073c9"/>
    </style:style>
    <style:style style:name="P44" style:family="paragraph" style:parent-style-name="Table_20_Contents">
      <style:text-properties officeooo:rsid="00526038" officeooo:paragraph-rsid="00526038"/>
    </style:style>
    <style:style style:name="P45" style:family="paragraph" style:parent-style-name="Table_20_Contents">
      <style:text-properties officeooo:rsid="00564183" officeooo:paragraph-rsid="00564183"/>
    </style:style>
    <style:style style:name="P46" style:family="paragraph" style:parent-style-name="Table_20_Contents">
      <style:text-properties officeooo:rsid="005b1650" officeooo:paragraph-rsid="005b1650"/>
    </style:style>
    <style:style style:name="P47" style:family="paragraph" style:parent-style-name="Table_20_Contents">
      <style:text-properties officeooo:rsid="005db573" officeooo:paragraph-rsid="005db573"/>
    </style:style>
    <style:style style:name="P48" style:family="paragraph" style:parent-style-name="Table_20_Contents">
      <style:text-properties officeooo:rsid="005ed1ba" officeooo:paragraph-rsid="005ed1ba"/>
    </style:style>
    <style:style style:name="P49" style:family="paragraph" style:parent-style-name="Table_20_Contents">
      <style:text-properties officeooo:rsid="0061623d" officeooo:paragraph-rsid="0061623d"/>
    </style:style>
    <style:style style:name="P50" style:family="paragraph" style:parent-style-name="Table_20_Contents">
      <style:text-properties officeooo:rsid="006491c9" officeooo:paragraph-rsid="006491c9"/>
    </style:style>
    <style:style style:name="P51" style:family="paragraph" style:parent-style-name="Table_20_Contents">
      <style:text-properties officeooo:rsid="0067693b" officeooo:paragraph-rsid="0067693b"/>
    </style:style>
    <style:style style:name="P52" style:family="paragraph" style:parent-style-name="Table_20_Contents">
      <style:text-properties officeooo:rsid="006a4ab1" officeooo:paragraph-rsid="006a4ab1"/>
    </style:style>
    <style:style style:name="P53" style:family="paragraph" style:parent-style-name="Table_20_Contents">
      <style:text-properties officeooo:rsid="006c8577" officeooo:paragraph-rsid="006c8577"/>
    </style:style>
    <style:style style:name="P54" style:family="paragraph" style:parent-style-name="Table_20_Contents">
      <style:text-properties officeooo:rsid="006dd543" officeooo:paragraph-rsid="006dd543"/>
    </style:style>
    <style:style style:name="P55" style:family="paragraph" style:parent-style-name="Table_20_Contents">
      <style:text-properties officeooo:rsid="0071f28f" officeooo:paragraph-rsid="0071f28f"/>
    </style:style>
    <style:style style:name="P56" style:family="paragraph" style:parent-style-name="Table_20_Contents">
      <style:text-properties officeooo:rsid="00728e90" officeooo:paragraph-rsid="00728e90"/>
    </style:style>
    <style:style style:name="P57" style:family="paragraph" style:parent-style-name="Table_20_Contents">
      <style:text-properties officeooo:rsid="00791d64" officeooo:paragraph-rsid="00791d64"/>
    </style:style>
    <style:style style:name="P58" style:family="paragraph" style:parent-style-name="Table_20_Contents">
      <style:text-properties officeooo:rsid="007a48c3" officeooo:paragraph-rsid="007a48c3"/>
    </style:style>
    <style:style style:name="P59" style:family="paragraph" style:parent-style-name="Table_20_Contents">
      <style:text-properties officeooo:rsid="007c0d4a" officeooo:paragraph-rsid="007c0d4a"/>
    </style:style>
    <style:style style:name="P60" style:family="paragraph" style:parent-style-name="Table_20_Contents">
      <style:text-properties officeooo:rsid="007ef341" officeooo:paragraph-rsid="007ef341"/>
    </style:style>
    <style:style style:name="P61" style:family="paragraph" style:parent-style-name="Table_20_Contents">
      <style:text-properties officeooo:rsid="007f18ac" officeooo:paragraph-rsid="007f18ac"/>
    </style:style>
    <style:style style:name="P62" style:family="paragraph" style:parent-style-name="Table_20_Contents">
      <style:text-properties officeooo:rsid="007f97af" officeooo:paragraph-rsid="007f97af"/>
    </style:style>
    <style:style style:name="P63" style:family="paragraph" style:parent-style-name="Table_20_Contents">
      <style:text-properties officeooo:rsid="0081ed97" officeooo:paragraph-rsid="0081ed97"/>
    </style:style>
    <style:style style:name="P64" style:family="paragraph" style:parent-style-name="Table_20_Contents">
      <style:text-properties officeooo:rsid="0087936f" officeooo:paragraph-rsid="0087936f"/>
    </style:style>
    <style:style style:name="P65" style:family="paragraph" style:parent-style-name="Table_20_Contents">
      <style:text-properties officeooo:rsid="008cba4b" officeooo:paragraph-rsid="008cba4b"/>
    </style:style>
    <style:style style:name="P66" style:family="paragraph" style:parent-style-name="Table_20_Contents">
      <style:text-properties officeooo:rsid="008df40f" officeooo:paragraph-rsid="008df40f"/>
    </style:style>
    <style:style style:name="P67" style:family="paragraph" style:parent-style-name="Table_20_Contents">
      <style:text-properties officeooo:rsid="00903d78" officeooo:paragraph-rsid="0093166b"/>
    </style:style>
    <style:style style:name="P68" style:family="paragraph" style:parent-style-name="Table_20_Contents">
      <style:text-properties officeooo:rsid="0093166b" officeooo:paragraph-rsid="009f8ee3"/>
    </style:style>
    <style:style style:name="P69" style:family="paragraph" style:parent-style-name="Table_20_Contents">
      <style:text-properties officeooo:rsid="009741b2" officeooo:paragraph-rsid="009741b2"/>
    </style:style>
    <style:style style:name="P70" style:family="paragraph" style:parent-style-name="Table_20_Contents">
      <style:text-properties officeooo:rsid="0099ba7d" officeooo:paragraph-rsid="009741b2"/>
    </style:style>
    <style:style style:name="P71" style:family="paragraph" style:parent-style-name="Table_20_Contents">
      <style:text-properties officeooo:rsid="0099cf4e" officeooo:paragraph-rsid="0099cf4e"/>
    </style:style>
    <style:style style:name="P72" style:family="paragraph" style:parent-style-name="Table_20_Contents">
      <style:text-properties officeooo:rsid="009ab7f6" officeooo:paragraph-rsid="009ab7f6"/>
    </style:style>
    <style:style style:name="P73" style:family="paragraph" style:parent-style-name="Standard">
      <style:text-properties officeooo:rsid="00413fbc" officeooo:paragraph-rsid="00413fbc"/>
    </style:style>
    <style:style style:name="P74" style:family="paragraph" style:parent-style-name="Table_20_Contents" style:list-style-name="L1">
      <style:text-properties officeooo:rsid="00201dc7" officeooo:paragraph-rsid="00201dc7"/>
    </style:style>
    <style:style style:name="P75" style:family="paragraph" style:parent-style-name="Table_20_Contents" style:list-style-name="L1">
      <style:text-properties officeooo:rsid="0030e3dd" officeooo:paragraph-rsid="0030e3dd"/>
    </style:style>
    <style:style style:name="P76" style:family="paragraph" style:parent-style-name="Table_20_Contents" style:list-style-name="L1">
      <style:text-properties officeooo:rsid="002349bb" officeooo:paragraph-rsid="002349bb"/>
    </style:style>
    <style:style style:name="P77" style:family="paragraph" style:parent-style-name="Table_20_Contents" style:list-style-name="L2">
      <style:text-properties officeooo:rsid="002de919" officeooo:paragraph-rsid="002de919"/>
    </style:style>
    <style:style style:name="P78" style:family="paragraph" style:parent-style-name="Table_20_Contents" style:list-style-name="L3">
      <style:text-properties officeooo:rsid="0039e11a" officeooo:paragraph-rsid="0039e11a"/>
    </style:style>
    <style:style style:name="P79" style:family="paragraph" style:parent-style-name="Table_20_Contents" style:list-style-name="L4">
      <style:text-properties officeooo:rsid="00441c75" officeooo:paragraph-rsid="00441c75"/>
    </style:style>
    <style:style style:name="P80" style:family="paragraph" style:parent-style-name="Table_20_Contents" style:list-style-name="L4">
      <style:text-properties officeooo:rsid="004758f7" officeooo:paragraph-rsid="004758f7"/>
    </style:style>
    <style:style style:name="P81" style:family="paragraph" style:parent-style-name="Table_20_Contents" style:list-style-name="L5">
      <style:text-properties officeooo:rsid="004fbd0f" officeooo:paragraph-rsid="004fbd0f"/>
    </style:style>
    <style:style style:name="P82" style:family="paragraph" style:parent-style-name="Table_20_Contents" style:list-style-name="L5">
      <style:text-properties officeooo:rsid="004fd167" officeooo:paragraph-rsid="004fd167"/>
    </style:style>
    <style:style style:name="P83" style:family="paragraph" style:parent-style-name="Table_20_Contents" style:list-style-name="L5">
      <style:text-properties officeooo:rsid="005073c9" officeooo:paragraph-rsid="005073c9"/>
    </style:style>
    <style:style style:name="P84" style:family="paragraph" style:parent-style-name="Table_20_Contents" style:list-style-name="L6">
      <style:text-properties officeooo:rsid="005c718c" officeooo:paragraph-rsid="005c718c"/>
    </style:style>
    <style:style style:name="P85" style:family="paragraph" style:parent-style-name="Table_20_Contents" style:list-style-name="L7">
      <style:text-properties officeooo:rsid="006b1f03" officeooo:paragraph-rsid="006b1f03"/>
    </style:style>
    <style:style style:name="P86" style:family="paragraph" style:parent-style-name="Table_20_Contents" style:list-style-name="L8">
      <style:text-properties officeooo:rsid="00791d64" officeooo:paragraph-rsid="00793df5"/>
    </style:style>
    <style:style style:name="P87" style:family="paragraph" style:parent-style-name="Table_20_Contents" style:list-style-name="L8">
      <style:text-properties officeooo:rsid="00791d64" officeooo:paragraph-rsid="00791d64"/>
    </style:style>
    <style:style style:name="P88" style:family="paragraph" style:parent-style-name="Table_20_Contents" style:list-style-name="L9">
      <style:text-properties officeooo:rsid="0081ed97" officeooo:paragraph-rsid="0081ed97"/>
    </style:style>
    <style:style style:name="P89" style:family="paragraph" style:parent-style-name="Table_20_Contents" style:list-style-name="L10">
      <style:text-properties officeooo:rsid="008fdba9" officeooo:paragraph-rsid="008fdba9"/>
    </style:style>
    <style:style style:name="P90" style:family="paragraph" style:parent-style-name="Table_20_Contents" style:list-style-name="L10">
      <style:text-properties officeooo:rsid="00903d78" officeooo:paragraph-rsid="00903d78"/>
    </style:style>
    <style:style style:name="P91" style:family="paragraph" style:parent-style-name="Heading_20_2">
      <style:text-properties officeooo:paragraph-rsid="004c4fc5"/>
    </style:style>
    <style:style style:name="T1" style:family="text">
      <style:text-properties officeooo:rsid="0021b80f"/>
    </style:style>
    <style:style style:name="T2" style:family="text">
      <style:text-properties officeooo:rsid="002349bb"/>
    </style:style>
    <style:style style:name="T3" style:family="text">
      <style:text-properties officeooo:rsid="00246b52"/>
    </style:style>
    <style:style style:name="T4" style:family="text">
      <style:text-properties officeooo:rsid="00277869"/>
    </style:style>
    <style:style style:name="T5" style:family="text">
      <style:text-properties officeooo:rsid="00280cb4"/>
    </style:style>
    <style:style style:name="T6" style:family="text">
      <style:text-properties officeooo:rsid="0029134a"/>
    </style:style>
    <style:style style:name="T7" style:family="text">
      <style:text-properties officeooo:rsid="002b908f"/>
    </style:style>
    <style:style style:name="T8" style:family="text">
      <style:text-properties officeooo:rsid="00300aef"/>
    </style:style>
    <style:style style:name="T9" style:family="text">
      <style:text-properties officeooo:rsid="0031f365"/>
    </style:style>
    <style:style style:name="T10" style:family="text">
      <style:text-properties fo:font-weight="bold" style:font-weight-asian="bold" style:font-weight-complex="bold"/>
    </style:style>
    <style:style style:name="T11" style:family="text">
      <style:text-properties fo:font-weight="bold" officeooo:rsid="0031f365" style:font-weight-asian="bold" style:font-weight-complex="bold"/>
    </style:style>
    <style:style style:name="T12" style:family="text">
      <style:text-properties fo:font-weight="bold" officeooo:rsid="003dfc77" style:font-weight-asian="bold" style:font-weight-complex="bold"/>
    </style:style>
    <style:style style:name="T13" style:family="text">
      <style:text-properties fo:font-weight="bold" officeooo:rsid="004758f7" style:font-weight-asian="bold" style:font-weight-complex="bold"/>
    </style:style>
    <style:style style:name="T14" style:family="text">
      <style:text-properties fo:font-weight="bold" officeooo:rsid="00531698" style:font-weight-asian="bold" style:font-weight-complex="bold"/>
    </style:style>
    <style:style style:name="T15" style:family="text">
      <style:text-properties fo:font-weight="bold" officeooo:rsid="00549e28" style:font-weight-asian="bold" style:font-weight-complex="bold"/>
    </style:style>
    <style:style style:name="T16" style:family="text">
      <style:text-properties fo:font-weight="bold" officeooo:rsid="0055bb2d" style:font-weight-asian="bold" style:font-weight-complex="bold"/>
    </style:style>
    <style:style style:name="T17" style:family="text">
      <style:text-properties fo:font-weight="bold" officeooo:rsid="0069080e" style:font-weight-asian="bold" style:font-weight-complex="bold"/>
    </style:style>
    <style:style style:name="T18" style:family="text">
      <style:text-properties fo:font-weight="bold" officeooo:rsid="006e6830" style:font-weight-asian="bold" style:font-weight-complex="bold"/>
    </style:style>
    <style:style style:name="T19" style:family="text">
      <style:text-properties fo:font-weight="bold" officeooo:rsid="006fb723" style:font-weight-asian="bold" style:font-weight-complex="bold"/>
    </style:style>
    <style:style style:name="T20" style:family="text">
      <style:text-properties fo:font-weight="bold" officeooo:rsid="00a0462b" style:font-weight-asian="bold" style:font-weight-complex="bold"/>
    </style:style>
    <style:style style:name="T21" style:family="text">
      <style:text-properties officeooo:rsid="0033dfb0"/>
    </style:style>
    <style:style style:name="T22" style:family="text">
      <style:text-properties officeooo:rsid="003744a7"/>
    </style:style>
    <style:style style:name="T23" style:family="text">
      <style:text-properties officeooo:rsid="00396c51"/>
    </style:style>
    <style:style style:name="T24" style:family="text">
      <style:text-properties officeooo:rsid="003b887e"/>
    </style:style>
    <style:style style:name="T25" style:family="text">
      <style:text-properties officeooo:rsid="00413fbc"/>
    </style:style>
    <style:style style:name="T26" style:family="text">
      <style:text-properties officeooo:rsid="004758f7"/>
    </style:style>
    <style:style style:name="T27" style:family="text">
      <style:text-properties fo:font-style="italic" style:font-style-asian="italic" style:font-style-complex="italic"/>
    </style:style>
    <style:style style:name="T28" style:family="text">
      <style:text-properties officeooo:rsid="00228d69"/>
    </style:style>
    <style:style style:name="T29" style:family="text">
      <style:text-properties officeooo:rsid="004c4fc5"/>
    </style:style>
    <style:style style:name="T30" style:family="text">
      <style:text-properties officeooo:rsid="004e263e"/>
    </style:style>
    <style:style style:name="T31" style:family="text">
      <style:text-properties officeooo:rsid="0052daad"/>
    </style:style>
    <style:style style:name="T32" style:family="text">
      <style:text-properties officeooo:rsid="00549e28"/>
    </style:style>
    <style:style style:name="T33" style:family="text">
      <style:text-properties officeooo:rsid="00570dd8"/>
    </style:style>
    <style:style style:name="T34" style:family="text">
      <style:text-properties officeooo:rsid="005860b3"/>
    </style:style>
    <style:style style:name="T35" style:family="text">
      <style:text-properties officeooo:rsid="005c5e1c"/>
    </style:style>
    <style:style style:name="T36" style:family="text">
      <style:text-properties officeooo:rsid="0060ab4f"/>
    </style:style>
    <style:style style:name="T37" style:family="text">
      <style:text-properties officeooo:rsid="006356a3"/>
    </style:style>
    <style:style style:name="T38" style:family="text">
      <style:text-properties officeooo:rsid="0064a44d"/>
    </style:style>
    <style:style style:name="T39" style:family="text">
      <style:text-properties officeooo:rsid="0065c9fa"/>
    </style:style>
    <style:style style:name="T40" style:family="text">
      <style:text-properties officeooo:rsid="0069080e"/>
    </style:style>
    <style:style style:name="T41" style:family="text">
      <style:text-properties officeooo:rsid="006dd543"/>
    </style:style>
    <style:style style:name="T42" style:family="text">
      <style:text-properties officeooo:rsid="006e6830"/>
    </style:style>
    <style:style style:name="T43" style:family="text">
      <style:text-properties officeooo:rsid="00728e90"/>
    </style:style>
    <style:style style:name="T44" style:family="text">
      <style:text-properties officeooo:rsid="00740777"/>
    </style:style>
    <style:style style:name="T45" style:family="text">
      <style:text-properties officeooo:rsid="00771ffb"/>
    </style:style>
    <style:style style:name="T46" style:family="text">
      <style:text-properties officeooo:rsid="00793df5"/>
    </style:style>
    <style:style style:name="T47" style:family="text">
      <style:text-properties officeooo:rsid="007d0fbc"/>
    </style:style>
    <style:style style:name="T48" style:family="text">
      <style:text-properties officeooo:rsid="007d4cad"/>
    </style:style>
    <style:style style:name="T49" style:family="text">
      <style:text-properties officeooo:rsid="008939ce"/>
    </style:style>
    <style:style style:name="T50" style:family="text">
      <style:text-properties officeooo:rsid="008f6a02"/>
    </style:style>
    <style:style style:name="T51" style:family="text">
      <style:text-properties officeooo:rsid="00903d78"/>
    </style:style>
    <style:style style:name="T52" style:family="text">
      <style:text-properties officeooo:rsid="0093166b"/>
    </style:style>
    <style:style style:name="T53" style:family="text">
      <style:text-properties officeooo:rsid="0094921e"/>
    </style:style>
    <style:style style:name="T54" style:family="text">
      <style:text-properties officeooo:rsid="00991acf"/>
    </style:style>
    <style:style style:name="T55" style:family="text">
      <style:text-properties officeooo:rsid="009973d8"/>
    </style:style>
    <style:style style:name="T56" style:family="text">
      <style:text-properties officeooo:rsid="0099ba7d"/>
    </style:style>
    <style:style style:name="T57" style:family="text">
      <style:text-properties officeooo:rsid="009bbd24"/>
    </style:style>
    <style:style style:name="T58" style:family="text">
      <style:text-properties officeooo:rsid="009f8ee3"/>
    </style:style>
    <style:style style:name="T59" style:family="text">
      <style:text-properties officeooo:rsid="00a0462b"/>
    </style:style>
    <style:style style:name="T60" style:family="text">
      <style:text-properties officeooo:rsid="00a1480d"/>
    </style:style>
    <style:style style:name="T61" style:family="text">
      <style:text-properties officeooo:rsid="00a3dea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C#1 : <text:span text:style-name="T3">Enregistrer des personnes</text:span></text:h>
      <text:p text:style-name="P1"/>
      <text:p text:style-name="P1"/>
      <table:table table:name="Tableau1" table:style-name="Tableau1">
        <table:table-column table:style-name="Tableau1.A"/>
        <table:table-column table:style-name="Tableau1.B"/>
        <table:table-row>
          <table:table-cell table:style-name="Tableau1.A1" office:value-type="string">
            <text:p text:style-name="P11">Nom UC</text:p>
          </table:table-cell>
          <table:table-cell table:style-name="Tableau1.B1" office:value-type="string">
            <text:p text:style-name="P11">Enregistrer des personnes</text:p>
          </table:table-cell>
        </table:table-row>
        <table:table-row>
          <table:table-cell table:style-name="Tableau1.A2" office:value-type="string">
            <text:p text:style-name="P11">Acteur primaire</text:p>
          </table:table-cell>
          <table:table-cell table:style-name="Tableau1.B2" office:value-type="string">
            <text:p text:style-name="P11">Utilisateur</text:p>
          </table:table-cell>
        </table:table-row>
        <table:table-row>
          <table:table-cell table:style-name="Tableau1.A2" office:value-type="string">
            <text:p text:style-name="P11">Acteurs secondaires</text:p>
          </table:table-cell>
          <table:table-cell table:style-name="Tableau1.B2" office:value-type="string">
            <text:p text:style-name="P11">Aucun</text:p>
          </table:table-cell>
        </table:table-row>
        <table:table-row>
          <table:table-cell table:style-name="Tableau1.A2" office:value-type="string">
            <text:p text:style-name="P11">Objectifs</text:p>
          </table:table-cell>
          <table:table-cell table:style-name="Tableau1.B2" office:value-type="string">
            <text:p text:style-name="P11">L’utilisateur veut enregistrer des personnes afin de les associer à des cadeaux et connaître leur prochaine anniversaire.</text:p>
          </table:table-cell>
        </table:table-row>
        <table:table-row>
          <table:table-cell table:style-name="Tableau1.A2" office:value-type="string">
            <text:p text:style-name="P11">Pré conditions</text:p>
          </table:table-cell>
          <table:table-cell table:style-name="Tableau1.B2" office:value-type="string">
            <text:p text:style-name="P11">Aucune</text:p>
          </table:table-cell>
        </table:table-row>
        <table:table-row>
          <table:table-cell table:style-name="Tableau1.A2" office:value-type="string">
            <text:p text:style-name="P11">Post conditions</text:p>
          </table:table-cell>
          <table:table-cell table:style-name="Tableau1.B2" office:value-type="string">
            <text:p text:style-name="P11">Un nouvel utilisateur est enregistré</text:p>
          </table:table-cell>
        </table:table-row>
        <table:table-row>
          <table:table-cell table:style-name="Tableau1.A2" office:value-type="string">
            <text:p text:style-name="P11">Scénario nominal</text:p>
          </table:table-cell>
          <table:table-cell table:style-name="Tableau1.B2" office:value-type="string">
            <text:list xml:id="list2028985248" text:style-name="L1">
              <text:list-item>
                <text:p text:style-name="P74">L’utilisateur renseigner les informations d’une personne (nom, prénom, <text:span text:style-name="T1">surnom,</text:span> date d’anniversaire, <text:span text:style-name="T2">photo</text:span>)</text:p>
              </text:list-item>
              <text:list-item>
                <text:p text:style-name="P74">L’utilisateur l’ajoute à un groupe partageant les mêmes <text:span text:style-name="T1">goûts</text:span></text:p>
              </text:list-item>
              <text:list-item>
                <text:p text:style-name="P75">L’utilisateur active une alarme pour être averti de son anniversaire, <text:span text:style-name="T11">UC Avertir quand l’anniversaire approche</text:span></text:p>
              </text:list-item>
              <text:list-item>
                <text:p text:style-name="P76">L’utilisateur valide la personne</text:p>
              </text:list-item>
            </text:list>
          </table:table-cell>
        </table:table-row>
        <table:table-row>
          <table:table-cell table:style-name="Tableau1.A2" office:value-type="string">
            <text:p text:style-name="P11">Scénarios alternatifs</text:p>
          </table:table-cell>
          <table:table-cell table:style-name="Tableau1.B2" office:value-type="string">
            <text:p text:style-name="P11">2.a Le groupe n’existe pas. <text:span text:style-name="T11">UC enregistrer un groupe</text:span></text:p>
            <text:p text:style-name="P19">2.b L’utilisateur ne souhaite pas l’ajouter à un groupe</text:p>
            <text:p text:style-name="P19">1.a l’utilisateur veut renseigner une personne composée (comme mes Parents par ex). Il l’indique au système et un seul un surnom sera demandé et la date d’anniversaire ne sera pas à renseigner</text:p>
            <text:p text:style-name="P28">3.a L’utilisateur ne souhaite pas activer une alarme</text:p>
            <text:p text:style-name="P25"><text:span text:style-name="T21">4</text:span>.a la personne existe déjà (prénom+Nom+surnom), la personne n’est pas validée</text:p>
          </table:table-cell>
        </table:table-row>
        <table:table-row>
          <table:table-cell table:style-name="Tableau1.A2" office:value-type="string">
            <text:p text:style-name="P11">UC références</text:p>
          </table:table-cell>
          <table:table-cell table:style-name="Tableau1.B2" office:value-type="string">
            <text:p text:style-name="P11">UC créer un groupe, <text:span text:style-name="T9">UC créer une alerte sur l’anniversaire</text:spa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h text:style-name="Heading_20_2" text:outline-level="2">UC#<text:span text:style-name="T6">2</text:span> : <text:span text:style-name="T7">Enregistrer un groupe</text:span></text:h>
      <text:p text:style-name="P2"/>
      <table:table table:name="Tableau2" table:style-name="Tableau2">
        <table:table-column table:style-name="Tableau2.A"/>
        <table:table-column table:style-name="Tableau2.B"/>
        <table:table-row>
          <table:table-cell table:style-name="Tableau2.A1" office:value-type="string">
            <text:p text:style-name="P12">Nom UC</text:p>
          </table:table-cell>
          <table:table-cell table:style-name="Tableau2.B1" office:value-type="string">
            <text:p text:style-name="P20"><text:span text:style-name="T7">Enregistrer</text:span> un groupe</text:p>
          </table:table-cell>
        </table:table-row>
        <table:table-row>
          <table:table-cell table:style-name="Tableau2.A2" office:value-type="string">
            <text:p text:style-name="P12">Acteur primaire</text:p>
          </table:table-cell>
          <table:table-cell table:style-name="Tableau2.B2" office:value-type="string">
            <text:p text:style-name="P12">Utilisateur</text:p>
          </table:table-cell>
        </table:table-row>
        <table:table-row>
          <table:table-cell table:style-name="Tableau2.A2" office:value-type="string">
            <text:p text:style-name="P12">Acteurs secondaires</text:p>
          </table:table-cell>
          <table:table-cell table:style-name="Tableau2.B2" office:value-type="string">
            <text:p text:style-name="P12">Aucun</text:p>
          </table:table-cell>
        </table:table-row>
        <table:table-row>
          <table:table-cell table:style-name="Tableau2.A2" office:value-type="string">
            <text:p text:style-name="P12">Objectifs</text:p>
          </table:table-cell>
          <table:table-cell table:style-name="Tableau2.B2" office:value-type="string">
            <text:p text:style-name="P12">L’utilisateur veut <text:span text:style-name="T4">renseigner des groupes pour associer les idées à des groupes de personnes partageant les mêmes goûts et avoir des suggestions plus générales de cadeau pour une personne</text:span></text:p>
          </table:table-cell>
        </table:table-row>
        <table:table-row>
          <table:table-cell table:style-name="Tableau2.A2" office:value-type="string">
            <text:p text:style-name="P12">Pré conditions</text:p>
          </table:table-cell>
          <table:table-cell table:style-name="Tableau2.B2" office:value-type="string">
            <text:p text:style-name="P22">Aucune</text:p>
          </table:table-cell>
        </table:table-row>
        <table:table-row>
          <table:table-cell table:style-name="Tableau2.A2" office:value-type="string">
            <text:p text:style-name="P12">Post conditions</text:p>
          </table:table-cell>
          <table:table-cell table:style-name="Tableau2.B2" office:value-type="string">
            <text:p text:style-name="P22">Un groupe de personnes est enregistré</text:p>
          </table:table-cell>
        </table:table-row>
        <table:table-row>
          <table:table-cell table:style-name="Tableau2.A2" office:value-type="string">
            <text:p text:style-name="P12">Scénario nominal</text:p>
          </table:table-cell>
          <table:table-cell table:style-name="Tableau2.B2" office:value-type="string">
            <text:list xml:id="list1401728978" text:style-name="L2">
              <text:list-item>
                <text:p text:style-name="P77">L’utilisateur remplit un formulaire (nom, photo) du groupe</text:p>
              </text:list-item>
              <text:list-item>
                <text:p text:style-name="P77">l’utilisateur ajout<text:span text:style-name="T8">e</text:span> des personnes, <text:span text:style-name="T8">une personne ne peut être ajoutée qu’une fois</text:span></text:p>
              </text:list-item>
              <text:list-item>
                <text:p text:style-name="P77">l’utilisateur enregistre le groupe</text:p>
              </text:list-item>
            </text:list>
          </table:table-cell>
        </table:table-row>
        <table:table-row>
          <table:table-cell table:style-name="Tableau2.A2" office:value-type="string">
            <text:p text:style-name="P12">Scénarios alternatifs</text:p>
          </table:table-cell>
          <table:table-cell table:style-name="Tableau2.B2" office:value-type="string">
            <text:p text:style-name="P26">3.a le nom du groupe existe déjà, le groupe n’est pas enregistré</text:p>
          </table:table-cell>
        </table:table-row>
        <table:table-row>
          <table:table-cell table:style-name="Tableau2.A2" office:value-type="string">
            <text:p text:style-name="P12">UC références</text:p>
          </table:table-cell>
          <table:table-cell table:style-name="Tableau2.B2" office:value-type="string">
            <text:p text:style-name="P12">UC créer un<text:span text:style-name="T5">e personne</text:span></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h text:style-name="Heading_20_2" text:outline-level="2">UC#3 Noter un cadeau</text:h>
      <text:p text:style-name="P4"/>
      <table:table table:name="Tableau4" table:style-name="Tableau4">
        <table:table-column table:style-name="Tableau4.A"/>
        <table:table-column table:style-name="Tableau4.B"/>
        <table:table-row>
          <table:table-cell table:style-name="Tableau4.A1" office:value-type="string">
            <text:p text:style-name="P13">Nom UC</text:p>
          </table:table-cell>
          <table:table-cell table:style-name="Tableau4.B1" office:value-type="string">
            <text:p text:style-name="P29">Note un cadeau</text:p>
          </table:table-cell>
        </table:table-row>
        <table:table-row>
          <table:table-cell table:style-name="Tableau4.A2" office:value-type="string">
            <text:p text:style-name="P13">Acteur primaire</text:p>
          </table:table-cell>
          <table:table-cell table:style-name="Tableau4.B2" office:value-type="string">
            <text:p text:style-name="P29">Utilisateur</text:p>
          </table:table-cell>
        </table:table-row>
        <table:table-row>
          <table:table-cell table:style-name="Tableau4.A2" office:value-type="string">
            <text:p text:style-name="P13">Acteurs secondaires</text:p>
          </table:table-cell>
          <table:table-cell table:style-name="Tableau4.B2" office:value-type="string">
            <text:p text:style-name="P29">Aucun</text:p>
          </table:table-cell>
        </table:table-row>
        <table:table-row>
          <table:table-cell table:style-name="Tableau4.A2" office:value-type="string">
            <text:p text:style-name="P13">Objectifs</text:p>
          </table:table-cell>
          <table:table-cell table:style-name="Tableau4.B2" office:value-type="string">
            <text:p text:style-name="P29">L’utilisateur enregistre un cadeau dans le système, avec une description. Ce cadeau peut être associé à des personnes et l’utilisateur peut renseigner pour chacune d’entre elles s’il a déjà été offert (par défaut ce cadeau apparaît comme une idée pour chaque personne <text:span text:style-name="T22">qui lui est</text:span> <text:span text:style-name="T22">associée</text:span>). L’utilisateur choisit une catégorie pour le cadeau, peut y ajouter des tags et renseigner un groupe de personnes</text:p>
          </table:table-cell>
        </table:table-row>
        <table:table-row>
          <table:table-cell table:style-name="Tableau4.A2" office:value-type="string">
            <text:p text:style-name="P13">Pré conditions</text:p>
          </table:table-cell>
          <table:table-cell table:style-name="Tableau4.B2" office:value-type="string">
            <text:p text:style-name="P30">Aucune</text:p>
          </table:table-cell>
        </table:table-row>
        <table:table-row>
          <table:table-cell table:style-name="Tableau4.A2" office:value-type="string">
            <text:p text:style-name="P13">Post conditions</text:p>
          </table:table-cell>
          <table:table-cell table:style-name="Tableau4.B2" office:value-type="string">
            <text:p text:style-name="P31">Un cadeau est renseigné dans le système. S’il est associé à des personnes <text:span text:style-name="T23">il est référencé sur leur page personnelle avec le statuts (suggestion, offert etc...)</text:span></text:p>
          </table:table-cell>
        </table:table-row>
        <table:table-row>
          <table:table-cell table:style-name="Tableau4.A2" office:value-type="string">
            <text:p text:style-name="P13">Scénario nominal</text:p>
          </table:table-cell>
          <table:table-cell table:style-name="Tableau4.B2" office:value-type="string">
            <text:list xml:id="list1165966562" text:style-name="L3">
              <text:list-item>
                <text:p text:style-name="P78">L’utilisateur choisit une catégorie (default par défaut) <text:span text:style-name="T32">ou en créée une </text:span><text:span text:style-name="T15">UC gérer les catégories</text:span></text:p>
              </text:list-item>
              <text:list-item>
                <text:p text:style-name="P78">En fonction de la catégorie le système lui présente des champs supplémentaires de formulaire à remplir </text:p>
              </text:list-item>
              <text:list-item>
                <text:p text:style-name="P78">L’utilisateur remplit ces champs (nom, url, image, description)</text:p>
              </text:list-item>
              <text:list-item>
                <text:p text:style-name="P78">L’utilisateur associe des personnes une par une, <text:span text:style-name="T14">UC suggérer un cadeau pour des personnes</text:span></text:p>
              </text:list-item>
              <text:list-item>
                <text:p text:style-name="P78">Pour chaque personne le cadeau est <text:span text:style-name="T24">inutilisé</text:span> à suggéré et l’utilisateur peut directement indiqu<text:span text:style-name="T24">er</text:span> un autre statuts, <text:span text:style-name="T12">UC modifier le statut d’un cadeau fait à une personne</text:span></text:p>
              </text:list-item>
              <text:list-item>
                <text:p text:style-name="P78">L’utilisateur renseigne un ou plusieurs groupes</text:p>
              </text:list-item>
              <text:list-item>
                <text:p text:style-name="P78">L’utilisateur renseigne des tags, <text:span text:style-name="T12">UC </text:span><text:span text:style-name="T16">gérer les</text:span><text:span text:style-name="T12"> tag</text:span><text:span text:style-name="T16">s</text:span></text:p>
              </text:list-item>
              <text:list-item>
                <text:p text:style-name="P78">L’utilisateur valide le cadeau</text:p>
              </text:list-item>
            </text:list>
          </table:table-cell>
        </table:table-row>
        <table:table-row>
          <table:table-cell table:style-name="Tableau4.A2" office:value-type="string">
            <text:p text:style-name="P13">Scénarios alternatifs</text:p>
          </table:table-cell>
          <table:table-cell table:style-name="Tableau4.B2" office:value-type="string">
            <text:p text:style-name="P32">4.a l’utilisateur n’associe le cadeau à aucune personne (non obligatoire)</text:p>
            <text:p text:style-name="P32">5.a l’utilisateur peut supprimer une référence vers une personne (erreur)</text:p>
            <text:p text:style-name="P32">6.a l’utilisateur n’associe la cadeau à aucun <text:soft-page-break/>groupe (non obligatoire)</text:p>
            <text:p text:style-name="P32">7.a l’utilisateur ne renseigne pas de tags (non obligatoire)</text:p>
            <text:p text:style-name="P33">8.a le cadeau existe déjà (nom)</text:p>
          </table:table-cell>
        </table:table-row>
        <table:table-row>
          <table:table-cell table:style-name="Tableau4.A2" office:value-type="string">
            <text:p text:style-name="P13">UC références</text:p>
          </table:table-cell>
          <table:table-cell table:style-name="Tableau4.B2" office:value-type="string">
            <text:p text:style-name="P34">UC créer un tag, UC modifier le statut d’un cadeau fait à une personne, <text:span text:style-name="T31">UC suggérer un cadeau pour des personnes</text:span></text:p>
          </table:table-cell>
        </table:table-row>
      </table:table>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text:soft-page-break/>UC#4 <text:span text:style-name="T25">Préparer une liste de cadeaux à faire</text:span></text:h>
      <text:p text:style-name="P5"/>
      <table:table table:name="Tableau7" table:style-name="Tableau7">
        <table:table-column table:style-name="Tableau7.A"/>
        <table:table-column table:style-name="Tableau7.B"/>
        <table:table-row>
          <table:table-cell table:style-name="Tableau7.A1" office:value-type="string">
            <text:p text:style-name="P14">Nom UC</text:p>
          </table:table-cell>
          <table:table-cell table:style-name="Tableau7.B1" office:value-type="string">
            <text:p text:style-name="P73">Préparer une liste de cadeaux à faire</text:p>
          </table:table-cell>
        </table:table-row>
        <table:table-row>
          <table:table-cell table:style-name="Tableau7.A2" office:value-type="string">
            <text:p text:style-name="P14">Acteur primaire</text:p>
          </table:table-cell>
          <table:table-cell table:style-name="Tableau7.B2" office:value-type="string">
            <text:p text:style-name="P35">Utilisateur</text:p>
          </table:table-cell>
        </table:table-row>
        <table:table-row>
          <table:table-cell table:style-name="Tableau7.A2" office:value-type="string">
            <text:p text:style-name="P14">Acteurs secondaires</text:p>
          </table:table-cell>
          <table:table-cell table:style-name="Tableau7.B2" office:value-type="string">
            <text:p text:style-name="P35">Aucun</text:p>
          </table:table-cell>
        </table:table-row>
        <table:table-row>
          <table:table-cell table:style-name="Tableau7.A2" office:value-type="string">
            <text:p text:style-name="P14">Objectifs</text:p>
          </table:table-cell>
          <table:table-cell table:style-name="Tableau7.B2" office:value-type="string">
            <text:p text:style-name="P35">L’utilisateur peut préparer des listes de courses de cadeaux à faire. Sur cette liste l’utilisateur peut lister des cadeaux (différents statuts) de différentes personnes et suivre l’avancement des cadeaux (needed, got-it,offered…). L’utilisateur peut mettre une date butoir et des rappels sur la liste pour la compléter avant une certaine date. Enfin, l’utilisateur peut la marquer comme terminée et l’archiver.</text:p>
          </table:table-cell>
        </table:table-row>
        <table:table-row>
          <table:table-cell table:style-name="Tableau7.A2" office:value-type="string">
            <text:p text:style-name="P14">Pré conditions</text:p>
          </table:table-cell>
          <table:table-cell table:style-name="Tableau7.B2" office:value-type="string">
            <text:p text:style-name="P36">L’utilisateur a renseigné des cadeaux et les a associés à au moins une personne (le cadeau est dans l’état <text:span text:style-name="T27">suggest</text:span> ou <text:span text:style-name="T27">idea</text:span>)</text:p>
          </table:table-cell>
        </table:table-row>
        <table:table-row>
          <table:table-cell table:style-name="Tableau7.A2" office:value-type="string">
            <text:p text:style-name="P14">Post conditions</text:p>
          </table:table-cell>
          <table:table-cell table:style-name="Tableau7.B2" office:value-type="string">
            <text:p text:style-name="P36">Les cadeaux de chaque personne renseignés sur la liste sont marqués <text:span text:style-name="T27">needed</text:span> s’ils n’étaient qu’à l’état de suggestion. Une liste est créée. Elle sert de raccourci à tous les cadeaux et permettent de modifier leur état</text:p>
          </table:table-cell>
        </table:table-row>
        <table:table-row>
          <table:table-cell table:style-name="Tableau7.A2" office:value-type="string">
            <text:p text:style-name="P14">Scénario nominal</text:p>
          </table:table-cell>
          <table:table-cell table:style-name="Tableau7.B2" office:value-type="string">
            <text:list xml:id="list1570163474" text:style-name="L4">
              <text:list-item>
                <text:p text:style-name="P79">L’utilisateur crée une liste</text:p>
              </text:list-item>
              <text:list-item>
                <text:p text:style-name="P79">L’utilisateur renseigne un nom</text:p>
              </text:list-item>
              <text:list-item>
                <text:p text:style-name="P79">L’utilisateur crée une alerte sur cette liste, <text:span text:style-name="T13">UC créer une alerte</text:span></text:p>
              </text:list-item>
              <text:list-item>
                <text:p text:style-name="P79">L’utilisateur ajoute des cadeaux en cours liés à des personnes (cadeaux à l’état de <text:span text:style-name="T27">suggestion</text:span>, <text:span text:style-name="T27">needed</text:span>, <text:span text:style-name="T27">obtained</text:span>)</text:p>
              </text:list-item>
              <text:list-item>
                <text:p text:style-name="P80">L’utilisateur modifie le statut des cadeaux, <text:span text:style-name="T10">UC modifier le statut d’un cadeau fait à une personne</text:span></text:p>
              </text:list-item>
              <text:list-item>
                <text:p text:style-name="P79">L’utilisateur sauvegarde la liste</text:p>
              </text:list-item>
            </text:list>
          </table:table-cell>
        </table:table-row>
        <table:table-row>
          <table:table-cell table:style-name="Tableau7.A2" office:value-type="string">
            <text:p text:style-name="P14">Scénarios alternatifs</text:p>
          </table:table-cell>
          <table:table-cell table:style-name="Tableau7.B2" office:value-type="string">
            <text:p text:style-name="P36">3.a non obligatoire</text:p>
            <text:p text:style-name="P36"><text:span text:style-name="T26">6</text:span>.a le nom existe déjà, le système avertit l’utilisateur et lui demande de changer de nom pour la sauvegarder</text:p>
          </table:table-cell>
        </table:table-row>
        <table:table-row>
          <table:table-cell table:style-name="Tableau7.A2" office:value-type="string">
            <text:p text:style-name="P14">UC références</text:p>
          </table:table-cell>
          <table:table-cell table:style-name="Tableau7.B2" office:value-type="string">
            <text:p text:style-name="P37">UC modifier le statut d’un cadeau <text:span text:style-name="T26">fait à une personne</text:span>, UC créer une alerte</text:p>
          </table:table-cell>
        </table:table-row>
      </table:table>
      <text:p text:style-name="P5"/>
      <text:p text:style-name="P3"/>
      <text:p text:style-name="P3"/>
      <text:p text:style-name="P3"/>
      <text:p text:style-name="P3"/>
      <text:p text:style-name="P3"/>
      <text:p text:style-name="P3"/>
      <text:p text:style-name="P3"/>
      <text:h text:style-name="P91" text:outline-level="2"><text:soft-page-break/>UC#5 <text:s/><text:span text:style-name="T28">Modifier le statut d’un cadeau fait à une personne</text:span></text:h>
      <text:p text:style-name="P3"/>
      <text:p text:style-name="P3"/>
      <table:table table:name="Tableau8" table:style-name="Tableau8">
        <table:table-column table:style-name="Tableau8.A"/>
        <table:table-column table:style-name="Tableau8.B"/>
        <table:table-row>
          <table:table-cell table:style-name="Tableau8.A1" office:value-type="string">
            <text:p text:style-name="P15">Nom UC</text:p>
          </table:table-cell>
          <table:table-cell table:style-name="Tableau8.B1" office:value-type="string">
            <text:p text:style-name="P40">Modifier le statut d’un cadeau fait à une personne</text:p>
          </table:table-cell>
        </table:table-row>
        <table:table-row>
          <table:table-cell table:style-name="Tableau8.A2" office:value-type="string">
            <text:p text:style-name="P15">Acteur primaire</text:p>
          </table:table-cell>
          <table:table-cell table:style-name="Tableau8.B2" office:value-type="string">
            <text:p text:style-name="P38">Utilisateur</text:p>
          </table:table-cell>
        </table:table-row>
        <table:table-row>
          <table:table-cell table:style-name="Tableau8.A2" office:value-type="string">
            <text:p text:style-name="P15">Acteurs secondaires</text:p>
          </table:table-cell>
          <table:table-cell table:style-name="Tableau8.B2" office:value-type="string">
            <text:p text:style-name="P38">Aucun</text:p>
          </table:table-cell>
        </table:table-row>
        <table:table-row>
          <table:table-cell table:style-name="Tableau8.A2" office:value-type="string">
            <text:p text:style-name="P15">Objectifs</text:p>
          </table:table-cell>
          <table:table-cell table:style-name="Tableau8.B2" office:value-type="string">
            <text:p text:style-name="P38">L’utilisateur peut suivre l’évolution et l’historique des cadeaux faits aux personnes. Ce suivi peut se faire directement sur la page d’une personne ou sur une liste de cadeaux enregistrée.  <text:span text:style-name="T29">Le suivi est réalisé grâce à la modification du statut d’un cadeau fait à une personne</text:span></text:p>
          </table:table-cell>
        </table:table-row>
        <table:table-row>
          <table:table-cell table:style-name="Tableau8.A2" office:value-type="string">
            <text:p text:style-name="P15">Pré conditions</text:p>
          </table:table-cell>
          <table:table-cell table:style-name="Tableau8.B2" office:value-type="string">
            <text:p text:style-name="P39">Avoir des personnes associées à des cadeaux. Possiblement avoir une liste enregistrée</text:p>
          </table:table-cell>
        </table:table-row>
        <table:table-row>
          <table:table-cell table:style-name="Tableau8.A2" office:value-type="string">
            <text:p text:style-name="P15">Post conditions</text:p>
          </table:table-cell>
          <table:table-cell table:style-name="Tableau8.B2" office:value-type="string">
            <text:p text:style-name="P41">Le statut des cadeaux a été changé. Des logs ont été enregistré<text:span text:style-name="T30">s</text:span></text:p>
          </table:table-cell>
        </table:table-row>
        <table:table-row>
          <table:table-cell table:style-name="Tableau8.A2" office:value-type="string">
            <text:p text:style-name="P15">Scénario nominal</text:p>
          </table:table-cell>
          <table:table-cell table:style-name="Tableau8.B2" office:value-type="string">
            <text:list xml:id="list723730495" text:style-name="L5">
              <text:list-item>
                <text:p text:style-name="P81">L’utilisateur se rend sur la page d’une personne</text:p>
              </text:list-item>
              <text:list-item>
                <text:p text:style-name="P82">L’utilisateur modifie le statut d’un cadeau (5 statut renseignés sur le diagramme d’état d’un cadeau <text:span text:style-name="T59">et détection de nouvelles versions du cadeau détecté possibilité de upgrade la version du cadeau, voir </text:span><text:span text:style-name="T20">UC éditer les détails d’un cadeau</text:span>)</text:p>
              </text:list-item>
              <text:list-item>
                <text:p text:style-name="P83">Le système enregistre le nouveau statut du cadeau </text:p>
              </text:list-item>
            </text:list>
          </table:table-cell>
        </table:table-row>
        <table:table-row>
          <table:table-cell table:style-name="Tableau8.A2" office:value-type="string">
            <text:p text:style-name="P15">Scénarios alternatifs</text:p>
          </table:table-cell>
          <table:table-cell table:style-name="Tableau8.B2" office:value-type="string">
            <text:p text:style-name="P42">1.a L’utilisateur se rend sur une liste enregistrée de cadeaux à faire</text:p>
            <text:p text:style-name="P43">3.a une opération spéciale a été faite (un cadeau est passé d’un statut au statut ‘offered’ ou du statut ‘offered’ a un autre statut)</text:p>
            <text:p text:style-name="P43">1. Le système demande une confirmation et une raison (occasion si c’est offert, raison de l’abandon si plus offert)</text:p>
            <text:p text:style-name="P43">2. Le système enregistre un log (<text:span text:style-name="T10">UC Log des transactions</text:span>) </text:p>
          </table:table-cell>
        </table:table-row>
        <table:table-row>
          <table:table-cell table:style-name="Tableau8.A2" office:value-type="string">
            <text:p text:style-name="P15">UC références</text:p>
          </table:table-cell>
          <table:table-cell table:style-name="Tableau8.B2" office:value-type="string">
            <text:p text:style-name="P44">UC log des transactions, <text:span text:style-name="T59">UC éditer les détails d’un cadeau</text:span></text:p>
          </table:table-cell>
        </table:table-row>
      </table:table>
      <text:p text:style-name="P6"/>
      <text:p text:style-name="P3"/>
      <text:p text:style-name="P3"/>
      <text:p text:style-name="P3"/>
      <text:p text:style-name="P3"/>
      <text:p text:style-name="P3"/>
      <text:p text:style-name="P3"/>
      <text:h text:style-name="Heading_20_2" text:outline-level="2"><text:soft-page-break/>UC#6 Catégoriser le cadeau</text:h>
      <text:p text:style-name="P3"/>
      <table:table table:name="Tableau9" table:style-name="Tableau9">
        <table:table-column table:style-name="Tableau9.A"/>
        <table:table-column table:style-name="Tableau9.B"/>
        <table:table-row>
          <table:table-cell table:style-name="Tableau9.A1" office:value-type="string">
            <text:p text:style-name="P16">Nom UC</text:p>
          </table:table-cell>
          <table:table-cell table:style-name="Tableau9.B1" office:value-type="string">
            <text:p text:style-name="P45">Catégoriser le cadeau</text:p>
          </table:table-cell>
        </table:table-row>
        <table:table-row>
          <table:table-cell table:style-name="Tableau9.A2" office:value-type="string">
            <text:p text:style-name="P16">Acteur primaire</text:p>
          </table:table-cell>
          <table:table-cell table:style-name="Tableau9.B2" office:value-type="string">
            <text:p text:style-name="P45">Utilisateur</text:p>
          </table:table-cell>
        </table:table-row>
        <table:table-row>
          <table:table-cell table:style-name="Tableau9.A2" office:value-type="string">
            <text:p text:style-name="P16">Acteurs secondaires</text:p>
          </table:table-cell>
          <table:table-cell table:style-name="Tableau9.B2" office:value-type="string">
            <text:p text:style-name="P45">Aucun</text:p>
          </table:table-cell>
        </table:table-row>
        <table:table-row>
          <table:table-cell table:style-name="Tableau9.A2" office:value-type="string">
            <text:p text:style-name="P16">Objectifs</text:p>
          </table:table-cell>
          <table:table-cell table:style-name="Tableau9.B2" office:value-type="string">
            <text:p text:style-name="P45">L’utilisateur peut définir une catégorie pour le cadeau qu’il renseigne dans le système. Cette catégorie permet de modifier les champs de formulaire du cadeau pour qu’il personnaliser la description (ex : pour un livre on pourra renseigner l’auteur). Chaque cadeau a des champs par défaut (image, url, description, <text:span text:style-name="T33">prix indicatif</text:span>) <text:span text:style-name="T34">et des champs d’une catégorie supplémentaire. La catégorie crée un tag et un filtre de recherche supplémentaire</text:span></text:p>
          </table:table-cell>
        </table:table-row>
        <table:table-row>
          <table:table-cell table:style-name="Tableau9.A2" office:value-type="string">
            <text:p text:style-name="P16">Pré conditions</text:p>
          </table:table-cell>
          <table:table-cell table:style-name="Tableau9.B2" office:value-type="string">
            <text:p text:style-name="P46"><text:span text:style-name="T39">L’utilisateur </text:span>crée un cadeau</text:p>
          </table:table-cell>
        </table:table-row>
        <table:table-row>
          <table:table-cell table:style-name="Tableau9.A2" office:value-type="string">
            <text:p text:style-name="P16">Post conditions</text:p>
          </table:table-cell>
          <table:table-cell table:style-name="Tableau9.B2" office:value-type="string">
            <text:p text:style-name="P46">Le cadeau est enregistré avec sa catégorie, <text:span text:style-name="T35">cette catégorie est accessible pour la recherche et lors de la création d’un nouveau cadeau</text:span></text:p>
          </table:table-cell>
        </table:table-row>
        <table:table-row>
          <table:table-cell table:style-name="Tableau9.A2" office:value-type="string">
            <text:p text:style-name="P16">Scénario nominal</text:p>
          </table:table-cell>
          <table:table-cell table:style-name="Tableau9.B2" office:value-type="string">
            <text:list xml:id="list136512493" text:style-name="L6">
              <text:list-item>
                <text:p text:style-name="P84">L’utilisateur choisit une catégorie</text:p>
              </text:list-item>
              <text:list-item>
                <text:p text:style-name="P84">La catégorie modifie le formulaire et le système affiche des champs à remplir spécifique à la catégorie en plus des champs par <text:span text:style-name="T38">défaut</text:span></text:p>
              </text:list-item>
              <text:list-item>
                <text:p text:style-name="P84">L’utilisateur valide le cadeau</text:p>
              </text:list-item>
            </text:list>
          </table:table-cell>
        </table:table-row>
        <table:table-row>
          <table:table-cell table:style-name="Tableau9.A2" office:value-type="string">
            <text:p text:style-name="P16">Scénarios alternatifs</text:p>
          </table:table-cell>
          <table:table-cell table:style-name="Tableau9.B2" office:value-type="string">
            <text:p text:style-name="P47">1.a La catégorie n’existe pas encore</text:p>
            <text:p text:style-name="P47">1. Le système propose à l’utilisateur de créer une nouvelle catégorie</text:p>
            <text:p text:style-name="P47">2. L’utilisateur donne un nom à la catégorie</text:p>
            <text:p text:style-name="P47">3. L’utilisateur renseigne un par un (nombre max à définir) des noms de champ et le type de donnée (texte, nombre, date, image)</text:p>
            <text:p text:style-name="P48">4. L’utilisateur valide la catégorie</text:p>
            <text:p text:style-name="P48"/>
            <text:p text:style-name="P48">4.a Le système verifie que cette categorie n’existe pas déjà (nom) et vérifie l<text:span text:style-name="T37">a validité</text:span> de<text:span text:style-name="T37">s</text:span> champs (<text:span text:style-name="T37">nombre de caracteres, </text:span>nombre max de photos?). <text:span text:style-name="T36">Si c’est pas ok on demande d’abandonner ou de modifier jusqu’à ce que ce soit valide</text:span></text:p>
            <text:p text:style-name="P48"/>
            <text:p text:style-name="P49">5. L’utilisateur retourne sur la page de son cadeau avec la catégorie qu’il vient de renseigner et les nouveaux champs affichés</text:p>
            <text:p text:style-name="P48"/>
          </table:table-cell>
        </table:table-row>
        <table:table-row>
          <table:table-cell table:style-name="Tableau9.A2" office:value-type="string">
            <text:p text:style-name="P16">UC références</text:p>
          </table:table-cell>
          <table:table-cell table:style-name="Tableau9.B2" office:value-type="string">
            <text:p text:style-name="P50">UC créer une catégorie (sous cas utilisateur, non traité pour le moment)</text:p>
          </table:table-cell>
        </table:table-row>
      </table:table>
      <text:p text:style-name="P7"/>
      <text:h text:style-name="Heading_20_2" text:outline-level="2"><text:soft-page-break/>UC#7 Suggérer un cadeau pour des personnes</text:h>
      <text:p text:style-name="P5"/>
      <table:table table:name="Tableau5" table:style-name="Tableau5">
        <table:table-column table:style-name="Tableau5.A"/>
        <table:table-column table:style-name="Tableau5.B"/>
        <table:table-row>
          <table:table-cell table:style-name="Tableau5.A1" office:value-type="string">
            <text:p text:style-name="P14">Nom UC</text:p>
          </table:table-cell>
          <table:table-cell table:style-name="Tableau5.B1" office:value-type="string">
            <text:p text:style-name="P51">Suggérer un cadeau pour des personnes</text:p>
          </table:table-cell>
        </table:table-row>
        <table:table-row>
          <table:table-cell table:style-name="Tableau5.A2" office:value-type="string">
            <text:p text:style-name="P14">Acteur primaire</text:p>
          </table:table-cell>
          <table:table-cell table:style-name="Tableau5.B2" office:value-type="string">
            <text:p text:style-name="P51">Utilisateur</text:p>
          </table:table-cell>
        </table:table-row>
        <table:table-row>
          <table:table-cell table:style-name="Tableau5.A2" office:value-type="string">
            <text:p text:style-name="P14">Acteurs secondaires</text:p>
          </table:table-cell>
          <table:table-cell table:style-name="Tableau5.B2" office:value-type="string">
            <text:p text:style-name="P51">Aucun</text:p>
          </table:table-cell>
        </table:table-row>
        <table:table-row>
          <table:table-cell table:style-name="Tableau5.A2" office:value-type="string">
            <text:p text:style-name="P14">Objectifs</text:p>
          </table:table-cell>
          <table:table-cell table:style-name="Tableau5.B2" office:value-type="string">
            <text:p text:style-name="P51">L’utilisateur peut renseigner des cadeaux indépendamment du fait qu’ils soient destinés à quelqu’un en particulier. S’il le souhaite, il peut associer des personnes à un cadeau. Cela affichera automatiquement pour cette personne le cadeau en suggestion sur sa page personnelle. <text:span text:style-name="T40">Il peut également être sur la page d’une personne et ajouter un cadeau à la volée parmi tous ceux renseignés qui ne lui sont pas associés. Lorsqu’un cadeau est associé à une personne il entre par défaut sous le statut ‘idea’ ou suggestion. L’utilisateur peut le modifier, voir </text:span><text:span text:style-name="T17">UC modifier le statut d’un cadeau fait à une personne</text:span></text:p>
          </table:table-cell>
        </table:table-row>
        <table:table-row>
          <table:table-cell table:style-name="Tableau5.A2" office:value-type="string">
            <text:p text:style-name="P14">Pré conditions</text:p>
          </table:table-cell>
          <table:table-cell table:style-name="Tableau5.B2" office:value-type="string">
            <text:p text:style-name="P52">Un cadeau existe au moins existe, Une personne au moins existe</text:p>
          </table:table-cell>
        </table:table-row>
        <table:table-row>
          <table:table-cell table:style-name="Tableau5.A2" office:value-type="string">
            <text:p text:style-name="P14">Post conditions</text:p>
          </table:table-cell>
          <table:table-cell table:style-name="Tableau5.B2" office:value-type="string">
            <text:p text:style-name="P52">La personne est associée à un cadeau. La personne apparaît sur la liste des personnes associée au cadeau, et le cadeau apparaît comme suggestion dans la liste des cadeaux suggérés à cette personne (réciproque)</text:p>
          </table:table-cell>
        </table:table-row>
        <table:table-row>
          <table:table-cell table:style-name="Tableau5.A2" office:value-type="string">
            <text:p text:style-name="P14">Scénario nominal</text:p>
          </table:table-cell>
          <table:table-cell table:style-name="Tableau5.B2" office:value-type="string">
            <text:list xml:id="list2410162571" text:style-name="L7">
              <text:list-item>
                <text:p text:style-name="P85">L’utilisateur se rend sur la page perso d’une personne</text:p>
              </text:list-item>
              <text:list-item>
                <text:p text:style-name="P85">Elle choisit d’ajouter une suggestion de cadeau pour cette personne ( supposant que le cadeau n’est pas encore suggéré)</text:p>
              </text:list-item>
              <text:list-item>
                <text:p text:style-name="P85">Elle parcourt la liste des cadeaux disponibles et en choisit un ou plusieurs <text:span text:style-name="T44">(notamment ceux attachés aux groupes auxquels appartient la personne)</text:span></text:p>
              </text:list-item>
              <text:list-item>
                <text:p text:style-name="P85">Ces cadeaux sont ajoutés à sa liste de suggestions par défaut</text:p>
              </text:list-item>
            </text:list>
          </table:table-cell>
        </table:table-row>
        <table:table-row>
          <table:table-cell table:style-name="Tableau5.A2" office:value-type="string">
            <text:p text:style-name="P14">Scénarios alternatifs</text:p>
          </table:table-cell>
          <table:table-cell table:style-name="Tableau5.B2" office:value-type="string">
            <text:p text:style-name="P53">1.a L’utilisateur se rend sur la page d’un cadeau</text:p>
            <text:p text:style-name="P53">1. Il ajoute une personne <text:span text:style-name="T41">ou plusieurs personnes en les choisissant dans la liste des personnes qui ne sont pas encore associées à ce cadeau. </text:span></text:p>
            <text:p text:style-name="P56">2. Si la personne n’existe pas, executer <text:span text:style-name="T10">UC créer des personnes </text:span></text:p>
            <text:p text:style-name="P54"><text:span text:style-name="T43">4</text:span>. Il modifie les statut des cadeaux (par défaut ‘suggestion’), <text:span text:style-name="T42">executer </text:span><text:span text:style-name="T18">UC modifier le statut d’un cadeau fait à </text:span><text:span text:style-name="T19">une personne</text:span></text:p>
          </table:table-cell>
        </table:table-row>
        <table:table-row>
          <table:table-cell table:style-name="Tableau5.A2" office:value-type="string">
            <text:p text:style-name="P14">UC références</text:p>
          </table:table-cell>
          <table:table-cell table:style-name="Tableau5.B2" office:value-type="string">
            <text:p text:style-name="P55">UC modifier le statut d’un cadeau fait à une personne, <text:span text:style-name="T45">UC créer des personnes</text:span></text:p>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8"/>
      <text:p text:style-name="P8"/>
      <text:h text:style-name="Heading_20_2" text:outline-level="2"><text:soft-page-break/>UC#8 Étiqueter un cadeau par tags</text:h>
      <text:p text:style-name="P5"/>
      <table:table table:name="Tableau6" table:style-name="Tableau6">
        <table:table-column table:style-name="Tableau6.A"/>
        <table:table-column table:style-name="Tableau6.B"/>
        <table:table-row>
          <table:table-cell table:style-name="Tableau6.A1" office:value-type="string">
            <text:p text:style-name="P14">Nom UC</text:p>
          </table:table-cell>
          <table:table-cell table:style-name="Tableau6.B1" office:value-type="string">
            <text:p text:style-name="P8">Étiqueter un cadeau par tags</text:p>
          </table:table-cell>
        </table:table-row>
        <table:table-row>
          <table:table-cell table:style-name="Tableau6.A2" office:value-type="string">
            <text:p text:style-name="P14">Acteur primaire</text:p>
          </table:table-cell>
          <table:table-cell table:style-name="Tableau6.B2" office:value-type="string">
            <text:p text:style-name="P57">Utilisateur</text:p>
          </table:table-cell>
        </table:table-row>
        <table:table-row>
          <table:table-cell table:style-name="Tableau6.A2" office:value-type="string">
            <text:p text:style-name="P14">Acteurs secondaires</text:p>
          </table:table-cell>
          <table:table-cell table:style-name="Tableau6.B2" office:value-type="string">
            <text:p text:style-name="P57">Aucun</text:p>
          </table:table-cell>
        </table:table-row>
        <table:table-row>
          <table:table-cell table:style-name="Tableau6.A2" office:value-type="string">
            <text:p text:style-name="P14">Objectifs</text:p>
          </table:table-cell>
          <table:table-cell table:style-name="Tableau6.B2" office:value-type="string">
            <text:p text:style-name="P57">L’utilisateur peut ajouter des tags sur un cadeau afin de créer des filtres de recherche</text:p>
          </table:table-cell>
        </table:table-row>
        <table:table-row>
          <table:table-cell table:style-name="Tableau6.A2" office:value-type="string">
            <text:p text:style-name="P14">Pré conditions</text:p>
          </table:table-cell>
          <table:table-cell table:style-name="Tableau6.B2" office:value-type="string">
            <text:p text:style-name="P57">L’utilisateur est en train de créer ou d’éditer un cadeau</text:p>
          </table:table-cell>
        </table:table-row>
        <table:table-row>
          <table:table-cell table:style-name="Tableau6.A2" office:value-type="string">
            <text:p text:style-name="P14">Post conditions</text:p>
          </table:table-cell>
          <table:table-cell table:style-name="Tableau6.B2" office:value-type="string">
            <text:p text:style-name="P57">Le cadeau est référencé par des tags, il est possible de rechercher parmi les cadeaux par tags</text:p>
          </table:table-cell>
        </table:table-row>
        <table:table-row>
          <table:table-cell table:style-name="Tableau6.A2" office:value-type="string">
            <text:p text:style-name="P14">Scénario nominal</text:p>
          </table:table-cell>
          <table:table-cell table:style-name="Tableau6.B2" office:value-type="string">
            <text:list xml:id="list1537304323" text:style-name="L8">
              <text:list-item>
                <text:p text:style-name="P86">L’utilisateur, <text:span text:style-name="T46">sur la formulaire du cadeau dit vouloir ajouter des tags</text:span></text:p>
              </text:list-item>
              <text:list-item>
                <text:p text:style-name="P86"><text:span text:style-name="T46">Une modale s’ouvre et il </text:span>renseigne des tags parmi une liste de tags renseignés</text:p>
              </text:list-item>
              <text:list-item>
                <text:p text:style-name="P87">L’utilisateur valide les tags <text:span text:style-name="T46">et retourne a l’édition du cadeau</text:span></text:p>
              </text:list-item>
            </text:list>
          </table:table-cell>
        </table:table-row>
        <table:table-row>
          <table:table-cell table:style-name="Tableau6.A2" office:value-type="string">
            <text:p text:style-name="P14">Scénarios alternatifs</text:p>
          </table:table-cell>
          <table:table-cell table:style-name="Tableau6.B2" office:value-type="string">
            <text:p text:style-name="P57"><text:span text:style-name="T46">2</text:span>.a Le tag n’existe pas. Le système propose de rajouter un tag</text:p>
            <text:p text:style-name="P57">1. Un éditeur de tag s’ouvre affichant les tags disponible avec un champ d’entrée pour renseigner un nouveau tag</text:p>
            <text:p text:style-name="P58">2. Le système vérifie que le tag n’existe pas déjà</text:p>
            <text:p text:style-name="P58">3. Le système valide le tag, l’utilisateur retourne sur le choix des tags avec les tags qu’il a crée disponibles</text:p>
          </table:table-cell>
        </table:table-row>
        <table:table-row>
          <table:table-cell table:style-name="Tableau6.A2" office:value-type="string">
            <text:p text:style-name="P14">UC références</text:p>
          </table:table-cell>
          <table:table-cell table:style-name="Tableau6.B2" office:value-type="string">
            <text:p text:style-name="P14"/>
          </table:table-cell>
        </table:table-row>
      </table:table>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text:soft-page-break/>#UC 9 Créer une alarme <text:span text:style-name="T47">(</text:span>sur une liste, un anniversaire, <text:span text:style-name="T47">un cadeau individuel)</text:span></text:h>
      <text:p text:style-name="P3"/>
      <table:table table:name="Tableau3" table:style-name="Tableau3">
        <table:table-column table:style-name="Tableau3.A"/>
        <table:table-column table:style-name="Tableau3.B"/>
        <table:table-row>
          <table:table-cell table:style-name="Tableau3.A1" office:value-type="string">
            <text:p text:style-name="P13">Nom UC</text:p>
          </table:table-cell>
          <table:table-cell table:style-name="Tableau3.B1" office:value-type="string">
            <text:p text:style-name="P59">Créer une alarme</text:p>
          </table:table-cell>
        </table:table-row>
        <table:table-row>
          <table:table-cell table:style-name="Tableau3.A2" office:value-type="string">
            <text:p text:style-name="P13">Acteur primaire</text:p>
          </table:table-cell>
          <table:table-cell table:style-name="Tableau3.B2" office:value-type="string">
            <text:p text:style-name="P60">Utilisateur</text:p>
          </table:table-cell>
        </table:table-row>
        <table:table-row>
          <table:table-cell table:style-name="Tableau3.A2" office:value-type="string">
            <text:p text:style-name="P13">Acteurs secondaires</text:p>
          </table:table-cell>
          <table:table-cell table:style-name="Tableau3.B2" office:value-type="string">
            <text:p text:style-name="P60">Aucun</text:p>
          </table:table-cell>
        </table:table-row>
        <table:table-row>
          <table:table-cell table:style-name="Tableau3.A2" office:value-type="string">
            <text:p text:style-name="P13">Objectifs</text:p>
          </table:table-cell>
          <table:table-cell table:style-name="Tableau3.B2" office:value-type="string">
            <text:p text:style-name="P59">L’application doit rappeler à l’utilisateur quand arrive un nouvel anniversaire s’il le souhaite, <text:span text:style-name="T48">avant quand il doit compléter sa liste d’achat, ou avant quand il doit obtenir un cadeau pour quelqu’un. Une notification sera poussée sur son téléphone</text:span></text:p>
          </table:table-cell>
        </table:table-row>
        <table:table-row>
          <table:table-cell table:style-name="Tableau3.A2" office:value-type="string">
            <text:p text:style-name="P13">Pré conditions</text:p>
          </table:table-cell>
          <table:table-cell table:style-name="Tableau3.B2" office:value-type="string">
            <text:p text:style-name="P61">L’item sur lequel l’alarme est mis existe (la personne dans le cas d’un anniversaire, le cadeau dans le cas d’un cadeau individuel, la liste dans le cas d’une liste)</text:p>
          </table:table-cell>
        </table:table-row>
        <table:table-row>
          <table:table-cell table:style-name="Tableau3.A2" office:value-type="string">
            <text:p text:style-name="P13">Post conditions</text:p>
          </table:table-cell>
          <table:table-cell table:style-name="Tableau3.B2" office:value-type="string">
            <text:p text:style-name="P62">Une alarme est activée sur l’item. L’alarme définit une date butoir, une période avant la date butoir (1 mois, deux semaines..) durant laquelle il doit prévenir l’utilisateur, une fréquence (tous les jours, toutes les semaines, une heure à laquelle l’alarme s’activera) avec laquelle il doit prévenir l’utilisateur sur cette période de temps.</text:p>
          </table:table-cell>
        </table:table-row>
        <table:table-row>
          <table:table-cell table:style-name="Tableau3.A2" office:value-type="string">
            <text:p text:style-name="P13">Scénario nominal</text:p>
          </table:table-cell>
          <table:table-cell table:style-name="Tableau3.B2" office:value-type="string">
            <text:list xml:id="list3819680989" text:style-name="L9">
              <text:list-item>
                <text:p text:style-name="P88">L’utilisateur est sur la page d’une personne</text:p>
              </text:list-item>
              <text:list-item>
                <text:p text:style-name="P88">Il active l’alarme sur la personne (date butoir est l’anniversaire automatiquement), la période et la fréquence (valeurs par défaut)</text:p>
              </text:list-item>
              <text:list-item>
                <text:p text:style-name="P88">L’utilisateur quitte la page </text:p>
              </text:list-item>
            </text:list>
          </table:table-cell>
        </table:table-row>
        <table:table-row>
          <table:table-cell table:style-name="Tableau3.A2" office:value-type="string">
            <text:p text:style-name="P13">Scénarios alternatifs</text:p>
          </table:table-cell>
          <table:table-cell table:style-name="Tableau3.B2" office:value-type="string">
            <text:p text:style-name="P63">1.a L’utilisateur est sur la page d’un cadeau</text:p>
            <text:p text:style-name="P63">1.b L’utilisateur est sur la page d’une liste</text:p>
          </table:table-cell>
        </table:table-row>
        <table:table-row>
          <table:table-cell table:style-name="Tableau3.A2" office:value-type="string">
            <text:p text:style-name="P13">UC références</text:p>
          </table:table-cell>
          <table:table-cell table:style-name="Tableau3.B2"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soft-page-break/>#UC 10 Modifier le détail d’un cadeau</text:h>
      <text:p text:style-name="P4"/>
      <text:p text:style-name="P9"/>
      <table:table table:name="Tableau10" table:style-name="Tableau10">
        <table:table-column table:style-name="Tableau10.A"/>
        <table:table-column table:style-name="Tableau10.B"/>
        <table:table-row>
          <table:table-cell table:style-name="Tableau10.A1" office:value-type="string">
            <text:p text:style-name="P17">Nom UC</text:p>
          </table:table-cell>
          <table:table-cell table:style-name="Tableau10.B1" office:value-type="string">
            <text:p text:style-name="P64">Modifier le détail d’un cadeau</text:p>
          </table:table-cell>
        </table:table-row>
        <table:table-row>
          <table:table-cell table:style-name="Tableau10.A2" office:value-type="string">
            <text:p text:style-name="P17">Acteur primaire</text:p>
          </table:table-cell>
          <table:table-cell table:style-name="Tableau10.B2" office:value-type="string">
            <text:p text:style-name="P64">Utilisateur</text:p>
          </table:table-cell>
        </table:table-row>
        <table:table-row>
          <table:table-cell table:style-name="Tableau10.A2" office:value-type="string">
            <text:p text:style-name="P17">Acteurs secondaires</text:p>
          </table:table-cell>
          <table:table-cell table:style-name="Tableau10.B2" office:value-type="string">
            <text:p text:style-name="P64">Aucun</text:p>
          </table:table-cell>
        </table:table-row>
        <table:table-row>
          <table:table-cell table:style-name="Tableau10.A2" office:value-type="string">
            <text:p text:style-name="P17">Objectifs</text:p>
          </table:table-cell>
          <table:table-cell table:style-name="Tableau10.B2" office:value-type="string">
            <text:p text:style-name="P64">L’utilisateur doit pouvoir éditer le détail d’un cadeau (typo, ajout photo, description plus détaillée etc.), dit Edit Faible. Cependant, le système d’information peut <text:span text:style-name="T49">être</text:span> mis à mal si cet édit est fort (il modifie drastiquement la nature du cadeau : <text:span text:style-name="T49">catégorie, nom</text:span>). <text:span text:style-name="T49">Il est difficile pour le système de distinguer entre un edit fort et un edit faible. Pour cela, lorsqu’un cadeau est édité il faut demander à l’utilisateur s’il veut en faire un nouveau cadeau, une nouvelle version ou s’il souhaite que cela reste le même. Ainsi, imaginons un cadeau A qui a déjà été fait a deux personnes et qu’on le modifie en B. On ne veut pas que le système dise qu’on a offert B deux fois mais A (si le cadeau n’est plus le même). </text:span></text:p>
          </table:table-cell>
        </table:table-row>
        <table:table-row>
          <table:table-cell table:style-name="Tableau10.A2" office:value-type="string">
            <text:p text:style-name="P17">Pré conditions</text:p>
          </table:table-cell>
          <table:table-cell table:style-name="Tableau10.B2" office:value-type="string">
            <text:p text:style-name="P65">Un cadeau est renseigné dans le système, il est en cours <text:span text:style-name="T50">d’être</text:span> offert à une ou plusieurs personnes (<text:span text:style-name="T50">statut</text:span> <text:span text:style-name="T50">différent</text:span> de idea)</text:p>
          </table:table-cell>
        </table:table-row>
        <table:table-row>
          <table:table-cell table:style-name="Tableau10.A2" office:value-type="string">
            <text:p text:style-name="P17">Post conditions</text:p>
          </table:table-cell>
          <table:table-cell table:style-name="Tableau10.B2" office:value-type="string">
            <text:p text:style-name="P66">Le cadeau sera mis à jour sans changement ou un nouveau cadeau sera créée.</text:p>
          </table:table-cell>
        </table:table-row>
        <table:table-row>
          <table:table-cell table:style-name="Tableau10.A2" office:value-type="string">
            <text:p text:style-name="P17">Scénario nominal</text:p>
          </table:table-cell>
          <table:table-cell table:style-name="Tableau10.B2" office:value-type="string">
            <text:list xml:id="list664551031" text:style-name="L10">
              <text:list-item>
                <text:p text:style-name="P89">L’utilisateur édite les détails d’un cadeau (fields, photo , catégorie, tags) <text:span text:style-name="T61">hormis</text:span> les références vers des personnes ou groupes</text:p>
              </text:list-item>
              <text:list-item>
                <text:p text:style-name="P89"><text:span text:style-name="T51">L’utilisateur</text:span> enregistre les changements</text:p>
              </text:list-item>
              <text:list-item>
                <text:p text:style-name="P89">Le système ouvre une modale et demande à l’u<text:span text:style-name="T51">tilisateur « Vous avez modifié le cadeau, voulez vous que les suivis de ce cadeau en cours (statut différent de ‘idea’ et ‘desactivated’) pointent toujours vers ce cadeau édité ou vers l’ancienne version ? »</text:span></text:p>
              </text:list-item>
              <text:list-item>
                <text:p text:style-name="P90">L’utilisateur répond oui, le cadeau est mis à jour directement. Les cadeaux de ce type déjà offert pointent <text:span text:style-name="T58">toujours vers l’ancienne versions (responsabilité de l’utilisateur)</text:span></text:p>
              </text:list-item>
            </text:list>
          </table:table-cell>
        </table:table-row>
        <table:table-row>
          <table:table-cell table:style-name="Tableau10.A2" office:value-type="string">
            <text:p text:style-name="P17">Scénarios alternatifs</text:p>
          </table:table-cell>
          <table:table-cell table:style-name="Tableau10.B2" office:value-type="string">
            <text:p text:style-name="P67">4.a L’utilisateur répond non, l’edit est trop important pour considérer que c’est le « même cadeau ». </text:p>
            <text:p text:style-name="P67"/>
            <text:p text:style-name="P67"><text:span text:style-name="T52">1. </text:span>Le système crée un nouveau cadeau ( clone de l’ancien + modifications + <text:span text:style-name="T60">ancien</text:span> pointe vers l<text:span text:style-name="T60">a </text:span><text:soft-page-break/><text:span text:style-name="T60">nouvelle version</text:span>)</text:p>
            <text:p text:style-name="P67"/>
            <text:p text:style-name="P68">2. Toutes les instances de ce cadeau qui ne sont pas à l’état de suggestion (needed, offered, gotit) <text:span text:style-name="T53">pointent vers l’ancienne version (possibilité d’upgrader vers la nouvelle version en cas d’erreur , ou de downgrader [voir diagramme d’état d’un cadeau]</text:span></text:p>
            <text:p text:style-name="P68"/>
            <text:p text:style-name="P68"><text:span text:style-name="T53">(l’ancienne version n’est jamais supprimée ! Elle est référencée par les logs)</text:span> </text:p>
          </table:table-cell>
        </table:table-row>
        <table:table-row>
          <table:table-cell table:style-name="Tableau10.A2" office:value-type="string">
            <text:p text:style-name="P17">UC références</text:p>
          </table:table-cell>
          <table:table-cell table:style-name="Tableau10.B2" office:value-type="string">
            <text:p text:style-name="P17"/>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h text:style-name="Heading_20_2" text:outline-level="2">#UC 11 Logger des transactions</text:h>
      <text:p text:style-name="P9"/>
      <text:p text:style-name="P10"/>
      <table:table table:name="Tableau11" table:style-name="Tableau11">
        <table:table-column table:style-name="Tableau11.A"/>
        <table:table-column table:style-name="Tableau11.B"/>
        <table:table-row>
          <table:table-cell table:style-name="Tableau11.A1" office:value-type="string">
            <text:p text:style-name="P18">Nom UC</text:p>
          </table:table-cell>
          <table:table-cell table:style-name="Tableau11.B1" office:value-type="string">
            <text:p text:style-name="P69">Logger des transactions</text:p>
          </table:table-cell>
        </table:table-row>
        <table:table-row>
          <table:table-cell table:style-name="Tableau11.A2" office:value-type="string">
            <text:p text:style-name="P18">Acteur primaire</text:p>
          </table:table-cell>
          <table:table-cell table:style-name="Tableau11.B2" office:value-type="string">
            <text:p text:style-name="P69">Utilisateur</text:p>
          </table:table-cell>
        </table:table-row>
        <table:table-row>
          <table:table-cell table:style-name="Tableau11.A2" office:value-type="string">
            <text:p text:style-name="P18">Acteurs secondaires</text:p>
          </table:table-cell>
          <table:table-cell table:style-name="Tableau11.B2" office:value-type="string">
            <text:p text:style-name="P70">Système</text:p>
          </table:table-cell>
        </table:table-row>
        <table:table-row>
          <table:table-cell table:style-name="Tableau11.A2" office:value-type="string">
            <text:p text:style-name="P18">Objectifs</text:p>
          </table:table-cell>
          <table:table-cell table:style-name="Tableau11.B2" office:value-type="string">
            <text:p text:style-name="P69">Le <text:span text:style-name="T55">système</text:span>, pour créer un système d’information sans perte de mémoire, va <text:span text:style-name="T57">écouter des évènements et</text:span> logger des transactions (<text:span text:style-name="T55">traces</text:span> <text:span text:style-name="T55">indélébiles</text:span>) lorsque les cadeaux vont changer d’état : si un cadeau passe vers le statu<text:span text:style-name="T56">t</text:span> <text:span text:style-name="T27">offert</text:span> un log sera écrit <text:span text:style-name="T56">référençant</text:span> ce <text:span text:style-name="T56">événement</text:span> (qui, quand, quoi, a quelle occasion). Si un cadeau passe de <text:span text:style-name="T27">offert</text:span> a un autre <text:span text:style-name="T56">état</text:span> (<text:span text:style-name="T56">régression</text:span> vers <text:span text:style-name="T27">idea</text:span> ou <text:span text:style-name="T27">obtained</text:span>) un log est écrit (pour quel motif annuler, qui, quand, quoi). D’autres logs pourraient <text:span text:style-name="T56">être</text:span> enregistrés par la suite. <text:span text:style-name="T54">Ces logs, inaltérables (seulement archives) sont consultables par l’utilisateur</text:span></text:p>
          </table:table-cell>
        </table:table-row>
        <table:table-row>
          <table:table-cell table:style-name="Tableau11.A2" office:value-type="string">
            <text:p text:style-name="P18">Pré conditions</text:p>
          </table:table-cell>
          <table:table-cell table:style-name="Tableau11.B2" office:value-type="string">
            <text:p text:style-name="P71">Aucune</text:p>
          </table:table-cell>
        </table:table-row>
        <table:table-row>
          <table:table-cell table:style-name="Tableau11.A2" office:value-type="string">
            <text:p text:style-name="P18">Post conditions</text:p>
          </table:table-cell>
          <table:table-cell table:style-name="Tableau11.B2" office:value-type="string">
            <text:p text:style-name="P71">Un log est ajouté au journal. Ce log ne peut pas être supprimé par l’utilisateur, seulement a la désinstallation de l’appli (ou plus tard avec un compte, a la demande d’un mot de passe)</text:p>
          </table:table-cell>
        </table:table-row>
        <table:table-row>
          <table:table-cell table:style-name="Tableau11.A2" office:value-type="string">
            <text:p text:style-name="P18">Scénario nominal</text:p>
          </table:table-cell>
          <table:table-cell table:style-name="Tableau11.B2" office:value-type="string">
            <text:p text:style-name="P72">Voir le diagramme d’état des cadeaux.</text:p>
          </table:table-cell>
        </table:table-row>
        <table:table-row>
          <table:table-cell table:style-name="Tableau11.A2" office:value-type="string">
            <text:p text:style-name="P18">Scénarios alternatifs</text:p>
          </table:table-cell>
          <table:table-cell table:style-name="Tableau11.B2" office:value-type="string">
            <text:p text:style-name="P27"/>
          </table:table-cell>
        </table:table-row>
        <table:table-row>
          <table:table-cell table:style-name="Tableau11.A2" office:value-type="string">
            <text:p text:style-name="P18">UC références</text:p>
          </table:table-cell>
          <table:table-cell table:style-name="Tableau11.B2" office:value-type="string">
            <text:p text:style-name="P18"/>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 table:name="Tableau12" table:style-name="Tableau12">
        <table:table-column table:style-name="Tableau12.A"/>
        <table:table-column table:style-name="Tableau12.B"/>
        <table:table-row>
          <table:table-cell table:style-name="Tableau12.A1" office:value-type="string">
            <text:p text:style-name="P18">Nom UC</text:p>
          </table:table-cell>
          <table:table-cell table:style-name="Tableau12.B1" office:value-type="string">
            <text:p text:style-name="P21"/>
          </table:table-cell>
        </table:table-row>
        <table:table-row>
          <table:table-cell table:style-name="Tableau12.A2" office:value-type="string">
            <text:p text:style-name="P18">Acteur primaire</text:p>
          </table:table-cell>
          <table:table-cell table:style-name="Tableau12.B2" office:value-type="string">
            <text:p text:style-name="P18"/>
          </table:table-cell>
        </table:table-row>
        <table:table-row>
          <table:table-cell table:style-name="Tableau12.A2" office:value-type="string">
            <text:p text:style-name="P18">Acteurs secondaires</text:p>
          </table:table-cell>
          <table:table-cell table:style-name="Tableau12.B2" office:value-type="string">
            <text:p text:style-name="P18"/>
          </table:table-cell>
        </table:table-row>
        <table:table-row>
          <table:table-cell table:style-name="Tableau12.A2" office:value-type="string">
            <text:p text:style-name="P18">Objectifs</text:p>
          </table:table-cell>
          <table:table-cell table:style-name="Tableau12.B2" office:value-type="string">
            <text:p text:style-name="P18"/>
          </table:table-cell>
        </table:table-row>
        <table:table-row>
          <table:table-cell table:style-name="Tableau12.A2" office:value-type="string">
            <text:p text:style-name="P18">Pré conditions</text:p>
          </table:table-cell>
          <table:table-cell table:style-name="Tableau12.B2" office:value-type="string">
            <text:p text:style-name="P23"/>
          </table:table-cell>
        </table:table-row>
        <table:table-row>
          <table:table-cell table:style-name="Tableau12.A2" office:value-type="string">
            <text:p text:style-name="P18">Post conditions</text:p>
          </table:table-cell>
          <table:table-cell table:style-name="Tableau12.B2" office:value-type="string">
            <text:p text:style-name="P23"/>
          </table:table-cell>
        </table:table-row>
        <table:table-row>
          <table:table-cell table:style-name="Tableau12.A2" office:value-type="string">
            <text:p text:style-name="P18">Scénario nominal</text:p>
          </table:table-cell>
          <table:table-cell table:style-name="Tableau12.B2" office:value-type="string">
            <text:p text:style-name="P24"/>
          </table:table-cell>
        </table:table-row>
        <table:table-row>
          <table:table-cell table:style-name="Tableau12.A2" office:value-type="string">
            <text:p text:style-name="P18">Scénarios alternatifs</text:p>
          </table:table-cell>
          <table:table-cell table:style-name="Tableau12.B2" office:value-type="string">
            <text:p text:style-name="P27"/>
          </table:table-cell>
        </table:table-row>
        <table:table-row>
          <table:table-cell table:style-name="Tableau12.A2" office:value-type="string">
            <text:p text:style-name="P18">UC références</text:p>
          </table:table-cell>
          <table:table-cell table:style-name="Tableau12.B2" office:value-type="string">
            <text:p text:style-name="P18"/>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7T09:19:56.060845060</meta:creation-date>
    <meta:generator>LibreOffice/6.0.7.3$Linux_X86_64 LibreOffice_project/00m0$Build-3</meta:generator>
    <dc:date>2020-10-01T17:55:18.679371379</dc:date>
    <meta:editing-duration>PT7H10M53S</meta:editing-duration>
    <meta:editing-cycles>122</meta:editing-cycles>
    <meta:document-statistic meta:table-count="12" meta:image-count="0" meta:object-count="0" meta:page-count="15" meta:paragraph-count="272" meta:word-count="2585" meta:character-count="16101" meta:non-whitespace-character-count="13818"/>
  </office:meta>
</office:document-meta>
</file>